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xel" svg:font-family="Axe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style:tab-stops>
          <style:tab-stop style:position="1.5626in"/>
        </style:tab-stops>
      </style:paragraph-properties>
      <style:text-properties style:font-name="Axel" fo:font-size="28pt" officeooo:rsid="000503a2" officeooo:paragraph-rsid="000503a2" style:font-size-asian="28pt" style:font-size-complex="28pt"/>
    </style:style>
    <style:style style:name="P2" style:family="paragraph" style:parent-style-name="Standard">
      <style:paragraph-properties fo:break-before="page">
        <style:tab-stops>
          <style:tab-stop style:position="1.5626in"/>
        </style:tab-stops>
      </style:paragraph-properties>
      <style:text-properties style:font-name="Axel" fo:font-size="28pt" officeooo:rsid="000503a2" officeooo:paragraph-rsid="000503a2" style:font-size-asian="28pt" style:font-size-complex="28pt"/>
    </style:style>
    <style:style style:name="P3" style:family="paragraph" style:parent-style-name="Standard">
      <style:paragraph-properties>
        <style:tab-stops>
          <style:tab-stop style:position="1.5626in"/>
        </style:tab-stops>
      </style:paragraph-properties>
      <style:text-properties style:font-name="Axel" fo:font-size="28pt" officeooo:rsid="000503a2" officeooo:paragraph-rsid="000503a2" style:font-size-asian="28pt" style:font-size-complex="28pt"/>
    </style:style>
    <style:style style:name="P4" style:family="paragraph" style:parent-style-name="Standard">
      <style:paragraph-properties>
        <style:tab-stops>
          <style:tab-stop style:position="1.5626in"/>
        </style:tab-stops>
      </style:paragraph-properties>
      <style:text-properties style:font-name="Axel" fo:font-size="28pt" officeooo:rsid="000503a2" officeooo:paragraph-rsid="0005b2f3" style:font-size-asian="28pt" style:font-size-complex="28pt"/>
    </style:style>
    <style:style style:name="P5" style:family="paragraph" style:parent-style-name="Standard">
      <style:paragraph-properties>
        <style:tab-stops>
          <style:tab-stop style:position="1.5626in"/>
        </style:tab-stops>
      </style:paragraph-properties>
      <style:text-properties style:font-name="Axel" fo:font-size="28pt" officeooo:rsid="0005b2f3" officeooo:paragraph-rsid="0005b2f3" style:font-size-asian="28pt" style:font-size-complex="28pt"/>
    </style:style>
    <style:style style:name="P6" style:family="paragraph" style:parent-style-name="Standard">
      <style:paragraph-properties fo:break-before="page">
        <style:tab-stops>
          <style:tab-stop style:position="1.5626in"/>
        </style:tab-stops>
      </style:paragraph-properties>
      <style:text-properties style:font-name="Axel" fo:font-size="28pt" officeooo:rsid="000503a2" officeooo:paragraph-rsid="0005b2f3" style:font-size-asian="28pt" style:font-size-complex="28pt"/>
    </style:style>
    <style:style style:name="T1" style:family="text">
      <style:text-properties officeooo:rsid="0005b2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n: <text:tab/>Christian</text:p>
      <text:p text:style-name="P1">An: <text:tab/>Andi</text:p>
      <text:p text:style-name="P1">Betreff: <text:tab/>Geheimes Kuchenrezept</text:p>
      <text:p text:style-name="P1"/>
      <text:p text:style-name="P1">200 g<text:tab/>Butter, weiche</text:p>
      <text:p text:style-name="P1">160 g<text:tab/>Zucker</text:p>
      <text:p text:style-name="P1">1 Pck.<text:tab/>Bourbon-Vanillezucker</text:p>
      <text:p text:style-name="P1">1 Msp.<text:tab/>Zitronenschale, geriebene</text:p>
      <text:p text:style-name="P1">2 EL<text:tab/>Rum</text:p>
      <text:p text:style-name="P1">6 <text:tab/>Eigelb</text:p>
      <text:p text:style-name="P1">6 <text:tab/>Eiweiß</text:p>
      <text:p text:style-name="P1">1 Msp.<text:tab/>Salz</text:p>
      <text:p text:style-name="P1">120 g<text:tab/>Zucker</text:p>
      <text:p text:style-name="P1">280 g<text:tab/>Weizenmehl, 405er</text:p>
      <text:p text:style-name="P1">1/2 Pck.<text:tab/>Backpulver</text:p>
      <text:p text:style-name="P1">100 ml<text:tab/>Milch, lauwarme</text:p>
      <text:p text:style-name="P1">20 g<text:tab/>Kakaopulver, klassisches dunkles</text:p>
      <text:p text:style-name="P1"><text:s/><text:tab/>Puderzucker oder Kakao-Fettglasur</text:p>
      <text:p text:style-name="P1"/>
      <text:p text:style-name="P1">Die wirklich weiche Butter mit 160 g Zucker und Vanillezucker sowie etwas Zitronenabrieb und dem Rum cremig rühren. </text:p>
      <text:p text:style-name="P1">Eier trennen. Die Eidotter einzeln nacheinander in die Butter-Zucker-Masse rühren.</text:p>
      <text:p text:style-name="P1">Die 6 Eiweiß mit der Msp. Salz halbfest schlagen und mit den restlichen 120 g Zucker zu Schnee schlagen.</text:p>
      <text:p text:style-name="P1">Mehl abwiegen, mit Backpulver mischen. Milch leicht anwärmen. Abwechselnd (etwa in 3 – 4 Schritten) zuerst etwas Mehl auf die Butter-Zucker-Eidotter-Masse sieben (geht gut mit einem großen Haarsieb), dann etwas lauwarme Milch dazugießen und eine Portion Eischnee darauf geben. Mit einem Holzlöffel, der idealerweise in der Mitte ein Loch hat, alles unterheben. (Das ist sehr wichtig – kein Rührgerät einsetzen.) <text:s/>[…]</text:p>
      <text:p text:style-name="P2">Von: <text:tab/>Christian</text:p>
      <text:p text:style-name="P1">An: <text:tab/>Andi</text:p>
      <text:p text:style-name="P1">Betreff: <text:tab/>Geheimes Kuchenrezept</text:p>
      <text:p text:style-name="P1"/>
      <text:p text:style-name="P1">-----BEGIN PGP MESSAGE-----</text:p>
      <text:p text:style-name="P1">Version: GnuPG v1</text:p>
      <text:p text:style-name="P1"/>
      <text:p text:style-name="P1">hQEMA9PavSU4dA64AQf+PE4qxM1D5n0K3vWkWVfGv55AuW/Zs9Qd9O6kM3URXZIqXulCSWM3e5G+dxrNO0RkPLre98qEOhOfjykmcWvj4qFTmt5+3nUSmLvxpKKlwepOoTCHMPGjLyg1IDL5ABZfHxqwC8W4dprC6csEROWeqmWoJL9+kBMYA1OerIGdhvZUbyOsc+sWxCpQTZlwvjwQH4Rf0I4yZbbuBCQqcq0HY0+hnijajLukmAWgDCIHnCZH4p9k051VVDivqSDvQwvi859kEr9biq5pSeH2U1E7ZIA7BhAoVlLOh6djvHc3/qp2KBelWP2oiqHGPz9cs6BslpjCcj7i98HwB+GB+44m29LpAbaC73jwA5DeVVzSd8JqS2emf89s8sNhzBhJ6KIggD0Qi7RmPbNZ1+ijZIWHwZ3iw1fLdjn+7F7l/KwikYtAur1St7gVjpXVpa0dBdYipr1bEZppYVKAX2ks1QsvBhKCNxNdkULZki3YZg+ZsW0Qm9d/BduRE+4W16J3VGcCpJ9LBBHA4+mNeHDGsyCTpI37zj/qcQT1z67T+7441lShrF1E2QEIUxDxoMzYimEENbPmDAIGpfW1n1SyQP3+EzOGr7OeJBThoctMiGV6x9NZXaM4r98FUfeNcKltIpZ6ou2J29P4ss1+o81G6qu1ePrtzbPYZy9NX+0h+0s8Fp2GZ4M8NbG7UYziKg1xh2uR1U5z3iCBl8juLWjuvOQ04mhzacxatQ4hwj+nHVq9jKUXS6rGwrPvIY67jAOmfvXjhq0hX6+p2hZU9XEhypNctMO3IRG4lkdBgrA7MP005zrGAgYO732XEdRNq2tMHPNWKgi5OGoePFzQoAMjeU1cdMvln0wPxaLpx9G13Ug47z8q/3xVF1LFb3M3sBkSATLw8WJCJSoKiwtkKJincGL5f4kYwW2y1mvA4qCbowejfKT</text:p>
      <text:p text:style-name="P1">MqwK1PUtTVu8sQcBPDpQUrA4iEk3H1Ja3LOsvdUe2LcsR9BrMw/GQ1fc/wkQ6nP4Q1LBT6vtU6p+vSOajF/bx4aQxLEmfXCpTBIGQL/zw14jzBaqgcfUAvLIpJRAdBJJkRi0tQ2nw7sGLbYm4EDKk/kWgjtzQIX+DEKdbdtsEXvvGepx4AwNHuulNp3Spkb5gIM3+ORGdq7Bo92mA8fJOSRtG+ES0Upb8jR6viq/Ev4CBTlQ+q1Y3ke29PB4ZPQ7b6X5SrD+4L69V+ciYPidwAlD=Ffq7Rrj1ub2ZNPnTv1S2tHEtcNq4BLJhPmKEKN+A9yyfPizEqYmjN8/qVu+cYSiyVeps</text:p>
      <text:p text:style-name="P1">-----END PGP MESSAGE-----</text:p>
      <text:p text:style-name="P6">Von: <text:tab/>Christian</text:p>
      <text:p text:style-name="P4">An: <text:tab/>Andi</text:p>
      <text:p text:style-name="P4">Betreff: <text:tab/><text:span text:style-name="T1">Überweisung</text:span></text:p>
      <text:p text:style-name="P4"/>
      <text:p text:style-name="P4"/>
      <text:p text:style-name="P4"/>
      <text:p text:style-name="P4"/>
      <text:p text:style-name="P4"/>
      <text:p text:style-name="P5">Hallo!</text:p>
      <text:p text:style-name="P5"/>
      <text:p text:style-name="P5">Bitte 42,23€ auf mein Konto überweisen.</text:p>
      <text:p text:style-name="P5"/>
      <text:p text:style-name="P5">Hochachtungsvoll,</text:p>
      <text:p text:style-name="P5"><text:s text:c="2"/>Christian</text:p>
      <text:p text:style-name="P6">Von: <text:tab/>Christian</text:p>
      <text:p text:style-name="P4">An: <text:tab/>Andi</text:p>
      <text:p text:style-name="P4">Betreff: <text:tab/><text:span text:style-name="T1">Überweisung</text:span></text:p>
      <text:p text:style-name="P4"/>
      <text:p text:style-name="P4"/>
      <text:p text:style-name="P5">-----BEGIN PGP SIGNED MESSAGE-----</text:p>
      <text:p text:style-name="P5">Hash: SHA256</text:p>
      <text:p text:style-name="P5"/>
      <text:p text:style-name="P5">Hallo!</text:p>
      <text:p text:style-name="P5"/>
      <text:p text:style-name="P5">Bitte 42,23€ auf mein Konto überweisen.</text:p>
      <text:p text:style-name="P5"/>
      <text:p text:style-name="P5">Hochachtungsvoll,</text:p>
      <text:p text:style-name="P5"><text:s text:c="2"/>Christian</text:p>
      <text:p text:style-name="P5">-----BEGIN PGP SIGNATURE-----</text:p>
      <text:p text:style-name="P5">Version: GnuPG v1</text:p>
      <text:p text:style-name="P5"/>
      <text:p text:style-name="P5">iQEcBAEBCAAGBQJWINf0AAoJEK6No+aobNPAPfAIAMkP8JD/O8jKqV2prQZiUy+nVaCUcwLv0rAhaGIR1p3LSfvgPDqWI2fvj7/zULPy/57aYbuimehULmzY+BUCJ8fzUj6G2Go572vkVH1F1oScWrQjwGlVRyxEdUTeX0fwIdSELBeMcuO26xMj1wNggMfP3CGMx0Ah43jr2SPUMCyp9YW/6Zfri9hQkhX9Yc8Ub7NJZn329mQJMaZgvesULN9MskoDTjxhISPB4wk8PiYwaJ35zNmNcQNo2W3TtYsAeabGlO8xgi7ZUUyRiYfyHEXcoAJQDjlBTTR83LrxTzDJXsRGhuQkq8WpcM2Pl55xcW/ZB7OxDHlIEivqxEwQh8==F+NM</text:p>
      <text:p text:style-name="P5">-----END PGP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xel" svg:font-family="Axe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16.5354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ko Reese</meta:initial-creator>
    <meta:creation-date>2015-10-15T23:57:43.217019507</meta:creation-date>
    <dc:date>2015-10-16T12:57:52.453227513</dc:date>
    <dc:creator>Heiko Reese</dc:creator>
    <meta:editing-duration>PT6M47S</meta:editing-duration>
    <meta:editing-cycles>2</meta:editing-cycles>
    <meta:generator>LibreOffice/4.4.5.2$Linux_X86_64 LibreOffice_project/40$Build-2</meta:generator>
    <meta:document-statistic meta:table-count="0" meta:image-count="0" meta:object-count="0" meta:page-count="4" meta:paragraph-count="49" meta:word-count="228" meta:character-count="3225" meta:non-whitespace-character-count="3027"/>
  </office:meta>
</office:document-meta>
</file>